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b15f" officeooo:paragraph-rsid="0000b15f"/>
    </style:style>
    <style:style style:name="P2" style:family="paragraph" style:parent-style-name="Standard">
      <style:text-properties officeooo:rsid="00025084" officeooo:paragraph-rsid="000250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1 {text-align:center;</text:p>
      <text:p text:style-name="P2"><text:s text:c="2"/>background-color:lightblue;</text:p>
      <text:p text:style-name="P2"><text:s text:c="2"/>padding:35px;</text:p>
      <text:p text:style-name="P2">}</text:p>
      <text:p text:style-name="P2"/>
      <text:p text:style-name="P2">#all-the-page {font-size:1.5em;</text:p>
      <text:p text:style-name="P2"><text:s text:c="5"/>margin:auto;</text:p>
      <text:p text:style-name="P2"><text:s text:c="5"/>border:groove grey;</text:p>
      <text:p text:style-name="P2"><text:s text:c="5"/>border-width:7px;</text:p>
      <text:p text:style-name="P2"><text:s text:c="5"/>padding:15px;</text:p>
      <text:p text:style-name="P2"><text:s text:c="5"/>Box-shadow:9px 9px lightblue;</text:p>
      <text:p text:style-name="P2"><text:s text:c="5"/>line-height:1.5em;</text:p>
      <text:p text:style-name="P2"><text:s text:c="5"/>}</text:p>
      <text:p text:style-name="P2"/>
      <text:p text:style-name="P2">.button {</text:p>
      <text:p text:style-name="P2"><text:s text:c="4"/>background-color:lightgrey;</text:p>
      <text:p text:style-name="P2"><text:s text:c="4"/>color: black;</text:p>
      <text:p text:style-name="P2"><text:s text:c="4"/>padding: 14px;</text:p>
      <text:p text:style-name="P2"><text:s text:c="4"/>font-size: 25px;</text:p>
      <text:p text:style-name="P2"><text:s text:c="4"/>cursor: pointer;</text:p>
      <text:p text:style-name="P2">}</text:p>
      <text:p text:style-name="P2"/>
      <text:p text:style-name="P2">.button:hover {color:brown;</text:p>
      <text:p text:style-name="P2"><text:s text:c="4"/>background-color:lightblue;</text:p>
      <text:p text:style-name="P2">}</text:p>
      <text:p text:style-name="P2"/>
      <text:p text:style-name="P2">.menu {position: relative;</text:p>
      <text:p text:style-name="P2"><text:s text:c="4"/>display: inline-block;</text:p>
      <text:p text:style-name="P2"><text:s text:c="2"/>padding:3px;</text:p>
      <text:p text:style-name="P2">}</text:p>
      <text:p text:style-name="P2"/>
      <text:p text:style-name="P2">.menu-content {</text:p>
      <text:p text:style-name="P2"><text:s text:c="3"/>display: none;</text:p>
      <text:p text:style-name="P2"><text:s text:c="3"/>position: absolute;</text:p>
      <text:p text:style-name="P2"><text:s text:c="3"/>min-width: 200px;</text:p>
      <text:p text:style-name="P2"><text:s text:c="3"/>background-color:white;</text:p>
      <text:p text:style-name="P2"><text:s text:c="3"/>border:outset; </text:p>
      <text:p text:style-name="P2">}</text:p>
      <text:p text:style-name="P2"/>
      <text:p text:style-name="P2">.menu-content a {</text:p>
      <text:p text:style-name="P2"><text:s text:c="3"/>color:black;</text:p>
      <text:p text:style-name="P2"><text:s text:c="3"/>padding: 2px 8px;</text:p>
      <text:p text:style-name="P2"><text:s text:c="3"/>text-decoration: none;</text:p>
      <text:p text:style-name="P2"><text:s text:c="3"/>display: block; </text:p>
      <text:p text:style-name="P2">}</text:p>
      <text:p text:style-name="P2"/>
      <text:p text:style-name="P2">.menu-content a:hover {</text:p>
      <text:p text:style-name="P2"><text:s text:c="3"/>background-color:lightblue; </text:p>
      <text:p text:style-name="P2"><text:s text:c="3"/>color:brown;</text:p>
      <text:p text:style-name="P2"><text:s text:c="2"/>transform: scale(1.1);</text:p>
      <text:p text:style-name="P2">}</text:p>
      <text:p text:style-name="P2"/>
      <text:p text:style-name="P2"><text:soft-page-break/>.menu:hover .menu-content {</text:p>
      <text:p text:style-name="P2"><text:s text:c="3"/>display: block;</text:p>
      <text:p text:style-name="P2">}</text:p>
      <text:p text:style-name="P2"/>
      <text:p text:style-name="P2"><text:s/>#search-bar {</text:p>
      <text:p text:style-name="P2"><text:s text:c="2"/>float: right;</text:p>
      <text:p text:style-name="P2"><text:s text:c="2"/>padding: 11px;</text:p>
      <text:p text:style-name="P2"><text:s text:c="2"/>margin-top: 5px;</text:p>
      <text:p text:style-name="P2"><text:s text:c="2"/>margin-right: 11px;</text:p>
      <text:p text:style-name="P2"><text:s text:c="2"/>font-size: 15px;</text:p>
      <text:p text:style-name="P2"><text:s text:c="3"/>background-color:lightgrey;</text:p>
      <text:p text:style-name="P2"><text:s text:c="3"/>width: 21%;</text:p>
      <text:p text:style-name="P2"><text:s text:c="3"/>cursor: text;</text:p>
      <text:p text:style-name="P2">}</text:p>
      <text:p text:style-name="P2"><text:s/>#search-bar input[type=text] {</text:p>
      <text:p text:style-name="P2"><text:s text:c="2"/>font-size: 25px;</text:p>
      <text:p text:style-name="P2">}</text:p>
      <text:p text:style-name="P2">.Float-right {</text:p>
      <text:p text:style-name="P2"><text:s text:c="3"/>float:right;</text:p>
      <text:p text:style-name="P2"><text:s text:c="3"/>margin-left:9px;</text:p>
      <text:p text:style-name="P2">}</text:p>
      <text:p text:style-name="P2"/>
      <text:p text:style-name="P2">.Float-left </text:p>
      <text:p text:style-name="P2"><text:s text:c="4"/>{Float:left;</text:p>
      <text:p text:style-name="P2"><text:s text:c="5"/>margin-right:13px;</text:p>
      <text:p text:style-name="P2">}</text:p>
      <text:p text:style-name="P2"/>
      <text:p text:style-name="P2">img {border:inset green;</text:p>
      <text:p text:style-name="P2"><text:s text:c="5"/>margin:auto;</text:p>
      <text:p text:style-name="P2"><text:s text:c="5"/>padding:4px;</text:p>
      <text:p text:style-name="P2">}</text:p>
      <text:p text:style-name="P2"/>
      <text:p text:style-name="P2">img:hover {</text:p>
      <text:p text:style-name="P2"><text:s text:c="4"/>transform: scale(1.1);</text:p>
      <text:p text:style-name="P2">}</text:p>
      <text:p text:style-name="P2"/>
      <text:p text:style-name="P2">h2:hover{background-color:lightblue;</text:p>
      <text:p text:style-name="P2"><text:s text:c="9"/>box-shadow:8px 8px orange;</text:p>
      <text:p text:style-name="P2">}</text:p>
      <text:p text:style-name="P2"/>
      <text:p text:style-name="P2">li a:hover {background-color:lightblue;</text:p>
      <text:p text:style-name="P2"><text:s text:c="10"/>color:brown;</text:p>
      <text:p text:style-name="P2">}</text:p>
      <text:p text:style-name="P2"/>
      <text:p text:style-name="P2">#tpersian{text-decoration:underline;</text:p>
      <text:p text:style-name="P2"><text:s text:c="5"/>font-style:italic;</text:p>
      <text:p text:style-name="P2"><text:s text:c="5"/>font-weight:bold;</text:p>
      <text:p text:style-name="P2">}</text:p>
      <text:p text:style-name="P2">strong{color:blue;}</text:p>
      <text:p text:style-name="P2"/>
      <text:p text:style-name="P2">.p-color {</text:p>
      <text:p text:style-name="P2"><text:s text:c="5"/>background-color: lightblue;</text:p>
      <text:p text:style-name="P2"><text:soft-page-break/><text:s text:c="5"/>color:brown;</text:p>
      <text:p text:style-name="P2">}</text:p>
      <text:p text:style-name="P2"/>
      <text:p text:style-name="P2">#top-button { </text:p>
      <text:p text:style-name="P2"><text:s text:c="2"/>position:fixed; </text:p>
      <text:p text:style-name="P2"><text:s text:c="2"/>bottom:10px; </text:p>
      <text:p text:style-name="P2"><text:s text:c="2"/>right:25px; </text:p>
      <text:p text:style-name="P2"><text:s text:c="2"/>background-color:white; </text:p>
      <text:p text:style-name="P2"><text:s text:c="2"/>color:blue; </text:p>
      <text:p text:style-name="P2"><text:s text:c="2"/>cursor:pointer; </text:p>
      <text:p text:style-name="P2"><text:s text:c="2"/>padding: 11px; </text:p>
      <text:p text:style-name="P2"><text:s text:c="2"/>border-radius: 25px;</text:p>
      <text:p text:style-name="P2"><text:s text:c="2"/>font-size: 45px; </text:p>
      <text:p text:style-name="P2">}</text:p>
      <text:p text:style-name="P2"/>
      <text:p text:style-name="P2">#top-button:hover {</text:p>
      <text:p text:style-name="P2"><text:s text:c="2"/>background-color:lightgrey;</text:p>
      <text:p text:style-name="P2">}</text:p>
      <text:p text:style-name="P2"/>
      <text:p text:style-name="P2">table {border-style:inset;</text:p>
      <text:p text:style-name="P2">border-width:5px;</text:p>
      <text:p text:style-name="P2">width:900px; </text:p>
      <text:p text:style-name="P2"><text:s/>height:300px;</text:p>
      <text:p text:style-name="P2">text-align:center;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4S</meta:editing-duration>
    <meta:editing-cycles>4</meta:editing-cycles>
    <meta:generator>LibreOffice/5.3.1.2$Windows_X86_64 LibreOffice_project/e80a0e0fd1875e1696614d24c32df0f95f03deb2</meta:generator>
    <dc:date>2019-03-24T01:09:34.397000000</dc:date>
    <meta:document-statistic meta:table-count="0" meta:image-count="0" meta:object-count="0" meta:page-count="3" meta:paragraph-count="110" meta:word-count="168" meta:character-count="1863" meta:non-whitespace-character-count="1572"/>
    <meta:user-defined meta:name="Info 1"/>
    <meta:user-defined meta:name="Info 2"/>
    <meta:user-defined meta:name="Info 3"/>
    <meta:user-defined meta:name="Info 4"/>
  </office:meta>
</office:document-meta>
</file>